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.247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.247cm"/>
      <style:text-properties style:font-name="Arial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nk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4"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>
          <table:table-cell table:number-columns-repeated="4"/>
          <table:covered-table-cell table:number-columns-repeated="15"/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justsaw" table:style-name="ta1">
        <table:shapes>
          <draw:frame draw:z-index="0" draw:style-name="gr1" draw:text-style-name="P1" svg:width="19.028cm" svg:height="12.658cm" svg:x="5.611cm" svg:y="0.512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fswld" table:style-name="ta1">
        <table:shapes>
          <draw:frame draw:z-index="0" draw:style-name="gr1" draw:text-style-name="P1" svg:width="19.028cm" svg:height="12.658cm" svg:x="5.611cm" svg:y="0.512cm">
            <draw:object draw:notify-on-update-of-ranges="grfswld.A1:grfswld.A87 grfswld.B1:grfswld.B8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d" table:style-name="ta1">
        <table:shapes>
          <draw:frame draw:z-index="0" draw:style-name="gr1" draw:text-style-name="P1" svg:width="19.028cm" svg:height="12.658cm" svg:x="5.611cm" svg:y="0.512cm">
            <draw:object draw:notify-on-update-of-ranges="pid.A1:pid.A137 pid.B1:pid.B1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ehend" table:style-name="ta1">
        <table:shapes>
          <draw:frame draw:z-index="0" draw:style-name="gr1" draw:text-style-name="P1" svg:width="19.028cm" svg:height="12.658cm" svg:x="5.611cm" svg:y="0.512cm">
            <draw:object draw:notify-on-update-of-ranges="comprehend.B1:comprehend.B142 comprehend.A1:comprehend.A1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reads" table:style-name="ta1">
        <table:shapes>
          <draw:frame draw:z-index="0" draw:style-name="gr1" draw:text-style-name="P1" svg:width="19.028cm" svg:height="12.658cm" svg:x="5.611cm" svg:y="0.512cm">
            <draw:object draw:notify-on-update-of-ranges="longreads.B1:longreads.B137 longreads.A1:longreads.A1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utes" table:style-name="ta1">
        <table:shapes>
          <draw:frame draw:z-index="0" draw:style-name="gr1" draw:text-style-name="P1" svg:width="19.321cm" svg:height="14.875cm" svg:x="5.5cm" svg:y="0.127cm">
            <draw:object draw:notify-on-update-of-ranges="routes.B1:routes.B142 routes.A1:routes.A1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s" table:style-name="ta1">
        <table:shapes>
          <draw:frame draw:z-index="0" draw:style-name="gr1" draw:text-style-name="P1" svg:width="19.321cm" svg:height="14.875cm" svg:x="5.5cm" svg:y="0.127cm">
            <draw:object draw:notify-on-update-of-ranges="cats.B1:cats.B142 cats.A1:cats.A14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c" table:style-name="ta1">
        <table:shapes>
          <draw:frame draw:z-index="0" draw:style-name="gr1" draw:text-style-name="P1" svg:width="19.321cm" svg:height="14.875cm" svg:x="5.5cm" svg:y="0.127cm">
            <draw:object draw:notify-on-update-of-ranges="music.A1:music.A142 music.B1:music.B14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es" table:style-name="ta1">
        <table:shapes>
          <draw:frame draw:z-index="0" draw:style-name="gr1" draw:text-style-name="P1" svg:width="19.321cm" svg:height="14.875cm" svg:x="5.25cm" svg:y="0.181cm">
            <draw:object draw:notify-on-update-of-ranges="memes.A1:memes.A142 memes.B1:memes.B14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</text:p>
          </table:table-cell>
          <table:table-cell/>
          <table:table-cell table:style-name="ce2" table:number-columns-spanned="15" table:number-rows-spanned="12"/>
          <table:covered-table-cell table:number-columns-repeated="14"/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3"/></text:p>
          </table:table-cell>
          <table:table-cell/>
          <table:covered-table-cell table:number-columns-repeated="15"/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989" calcext:value-type="float">
            <text:p>98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 text:c="3"/></text:p>
          </table:table-cell>
          <table:table-cell table:number-columns-repeated="1021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6cm" fo:page-height="50.999cm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.00.0000</text:date>, <text:time style:data-style-name="N2" text:time-value="23:59:28.62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30:41.112000000</meta:creation-date>
    <dc:date>2018-10-18T23:59:48.737000000</dc:date>
    <meta:editing-duration>PT22M54S</meta:editing-duration>
    <meta:editing-cycles>14</meta:editing-cycles>
    <meta:generator>LibreOffice/4.3.3.2$Windows_x86 LibreOffice_project/9bb7eadab57b6755b1265afa86e04bf45fbfc644</meta:generator>
    <meta:document-statistic meta:table-count="10" meta:cell-count="363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29cm" svg:height="12.659cm" xlink:href="." xlink:type="simple" chart:class="chart:area" chart:style-name="ch1">
        <chart:legend chart:legend-position="end" svg:x="16.634cm" svg:y="5.781cm" style:legend-expansion="high" chart:style-name="ch2"/>
        <chart:plot-area chart:style-name="ch3" chart:data-source-has-labels="both" svg:x="0.38cm" svg:y="0.253cm" svg:width="15.874cm" svg:height="12.153cm">
          <chartooo:coordinate-region svg:x="1.372cm" svg:y="0.452cm" svg:width="14.882cm" svg:height="11.03cm"/>
          <chart:axis chart:dimension="x" chart:name="primary-x" chart:style-name="ch4" chartooo:axis-type="text">
            <chart:categories table:cell-range-address="local-table.$A$2:.$A$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3" chart:label-cell-address="local-table.$B$1" chart:class="chart:area">
            <chart:data-point chart:repeated="142"/>
          </chart:series>
          <chart:series chart:style-name="ch8" chart:values-cell-range-address="local-table.$B$2:.$B$143" chart:label-cell-address="local-table.$C$1" chart:class="chart:area">
            <chart:data-point chart:repeated="1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">
                <text:p>1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">
                <text:p>1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">
                <text:p>1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">
                <text:p>2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">
                <text:p>23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">
                <text:p>23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">
                <text:p>2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7">
                <text:p>25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">
                <text:p>26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1">
                <text:p>28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1">
                <text:p>29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">
                <text:p>29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8">
                <text:p>31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">
                <text:p>32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7">
                <text:p>34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8">
                <text:p>37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3">
                <text:p>39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8">
                <text:p>40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0">
                <text:p>43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">
                <text:p>46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0">
                <text:p>51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">
                <text:p>51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0">
                <text:p>51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0">
                <text:p>51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0">
                <text:p>5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7">
                <text:p>51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1">
                <text:p>54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3">
                <text:p>55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5">
                <text:p>56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9">
                <text:p>57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9">
                <text:p>58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2">
                <text:p>59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8">
                <text:p>63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4">
                <text:p>66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9">
                <text:p>66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9">
                <text:p>69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9">
                <text:p>70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1">
                <text:p>73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9">
                <text:p>74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1">
                <text:p>77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2">
                <text:p>78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3">
                <text:p>80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6">
                <text:p>81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5">
                <text:p>86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8">
                <text:p>90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7">
                <text:p>91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0">
                <text:p>93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9">
                <text:p>93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1">
                <text:p>94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7">
                <text:p>95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3">
                <text:p>97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5">
                <text:p>975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7">
                <text:p>997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2">
                <text:p>100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1">
                <text:p>1011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5">
                <text:p>104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">
                <text:p>105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3">
                <text:p>106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2">
                <text:p>1082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8">
                <text:p>1098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09">
                <text:p>110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6">
                <text:p>112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7">
                <text:p>114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2">
                <text:p>116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0">
                <text:p>117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08">
                <text:p>120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14">
                <text:p>121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8">
                <text:p>123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48">
                <text:p>124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5">
                <text:p>125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0">
                <text:p>127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0">
                <text:p>127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0">
                <text:p>129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3">
                <text:p>131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8">
                <text:p>132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2">
                <text:p>135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5">
                <text:p>13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8">
                <text:p>1408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08">
                <text:p>1408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2">
                <text:p>141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2">
                <text:p>145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7">
                <text:p>145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6">
                <text:p>147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5">
                <text:p>151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5">
                <text:p>151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5">
                <text:p>151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5">
                <text:p>151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5">
                <text:p>151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18">
                <text:p>151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8">
                <text:p>151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8">
                <text:p>151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18">
                <text:p>151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18">
                <text:p>151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18">
                <text:p>151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21">
                <text:p>152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21">
                <text:p>152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23">
                <text:p>1523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0">
                <text:p>1540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7">
                <text:p>156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04">
                <text:p>1604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30">
                <text:p>163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31">
                <text:p>1631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37">
                <text:p>163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37">
                <text:p>163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37">
                <text:p>163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38">
                <text:p>1638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0">
                <text:p>16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4">
                <text:p>165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72">
                <text:p>167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87">
                <text:p>168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07">
                <text:p>1707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23">
                <text:p>1723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36">
                <text:p>173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57">
                <text:p>1757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74">
                <text:p>177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89">
                <text:p>178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92">
                <text:p>1792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24">
                <text:p>182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30">
                <text:p>1830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43">
                <text:p>184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43">
                <text:p>1843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51">
                <text:p>1851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55">
                <text:p>185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55">
                <text:p>1855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83">
                <text:p>1883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98">
                <text:p>1898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">
                <text:p>1900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4">
                <text:p>1904</text:p>
              </table:table-cell>
              <table:table-cell office:value-type="float" office:value="1729">
                <text:p>1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29cm" svg:height="12.659cm" xlink:href=".." xlink:type="simple" chart:class="chart:area" chart:style-name="ch1">
        <chart:legend chart:legend-position="end" svg:x="16.634cm" svg:y="5.781cm" style:legend-expansion="high" chart:style-name="ch2"/>
        <chart:plot-area chart:style-name="ch3" table:cell-range-address="grfswld.A1:grfswld.B87" svg:x="0.38cm" svg:y="0.253cm" svg:width="15.874cm" svg:height="12.153cm">
          <chartooo:coordinate-region svg:x="1.187cm" svg:y="0.452cm" svg:width="15.067cm" svg:height="11.1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fswld.A1:grfswld.A87" chart:class="chart:area">
            <chart:data-point chart:repeated="87"/>
          </chart:series>
          <chart:series chart:style-name="ch7" chart:values-cell-range-address="grfswld.B1:grfswld.B87" chart:class="chart:area"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fswld.A1:grfswld.A87</svg:desc>
                </draw:g>
              </table:table-cell>
              <table:table-cell office:value-type="float" office:value="1">
                <text:p>1</text:p>
                <draw:g>
                  <svg:desc>grfswld.B1:grfswld.B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29cm" svg:height="12.659cm" xlink:href=".." xlink:type="simple" chart:class="chart:area" chart:style-name="ch1">
        <chart:legend chart:legend-position="end" svg:x="16.634cm" svg:y="5.781cm" style:legend-expansion="high" chart:style-name="ch2"/>
        <chart:plot-area chart:style-name="ch3" table:cell-range-address="pid.A1:pid.B137" svg:x="0.38cm" svg:y="0.253cm" svg:width="15.874cm" svg:height="12.153cm">
          <chartooo:coordinate-region svg:x="1.372cm" svg:y="0.452cm" svg:width="14.882cm" svg:height="11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A1:pid.A137" chart:class="chart:area">
            <chart:data-point chart:repeated="137"/>
          </chart:series>
          <chart:series chart:style-name="ch7" chart:values-cell-range-address="pid.B1:pid.B137" chart:class="chart:area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pid.A1:pid.A137</svg:desc>
                </draw:g>
              </table:table-cell>
              <table:table-cell office:value-type="float" office:value="7">
                <text:p>7</text:p>
                <draw:g>
                  <svg:desc>pid.B1:pid.B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">
                <text:p>1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">
                <text:p>13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">
                <text:p>14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">
                <text:p>1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">
                <text:p>1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">
                <text:p>18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">
                <text:p>18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">
                <text:p>19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">
                <text:p>19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">
                <text:p>19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">
                <text:p>1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">
                <text:p>1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">
                <text:p>22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2">
                <text:p>2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4">
                <text:p>24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">
                <text:p>2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4">
                <text:p>2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">
                <text:p>2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5">
                <text:p>26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9">
                <text:p>26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0">
                <text:p>2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0">
                <text:p>29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">
                <text:p>2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0">
                <text:p>31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9">
                <text:p>32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5">
                <text:p>33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7">
                <text:p>33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9">
                <text:p>35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7">
                <text:p>36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">
                <text:p>37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2">
                <text:p>40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2">
                <text:p>4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2">
                <text:p>44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8">
                <text:p>45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">
                <text:p>45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2">
                <text:p>46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3">
                <text:p>46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8">
                <text:p>48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5">
                <text:p>50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4">
                <text:p>51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5">
                <text:p>51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5">
                <text:p>51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5">
                <text:p>51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5">
                <text:p>53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4">
                <text:p>58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9">
                <text:p>58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8">
                <text:p>59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9">
                <text:p>60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5">
                <text:p>68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2">
                <text:p>692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3">
                <text:p>69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9">
                <text:p>69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6">
                <text:p>72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6">
                <text:p>72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">
                <text:p>75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8">
                <text:p>76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8">
                <text:p>78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">
                <text:p>801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3">
                <text:p>80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3">
                <text:p>80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9">
                <text:p>82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2">
                <text:p>84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2">
                <text:p>84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6">
                <text:p>84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7">
                <text:p>86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3">
                <text:p>89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4">
                <text:p>89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9">
                <text:p>89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3">
                <text:p>90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3">
                <text:p>90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6">
                <text:p>90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1">
                <text:p>91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5">
                <text:p>91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1">
                <text:p>9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8">
                <text:p>92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29">
                <text:p>9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0">
                <text:p>97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73">
                <text:p>97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7">
                <text:p>97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7">
                <text:p>97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77">
                <text:p>97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7">
                <text:p>97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7">
                <text:p>97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7">
                <text:p>97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77">
                <text:p>97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88">
                <text:p>98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2">
                <text:p>100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2">
                <text:p>101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34">
                <text:p>103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54">
                <text:p>105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0">
                <text:p>106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4">
                <text:p>107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83">
                <text:p>108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95">
                <text:p>109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95">
                <text:p>109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09">
                <text:p>110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0">
                <text:p>112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6">
                <text:p>113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42">
                <text:p>114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4">
                <text:p>1154</text:p>
              </table:table-cell>
              <table:table-cell office:value-type="float" office:value="1178">
                <text:p>1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29cm" svg:height="12.659cm" xlink:href=".." xlink:type="simple" chart:class="chart:area" chart:column-mapping="1 0" chart:style-name="ch1">
        <chart:legend chart:legend-position="end" svg:x="16.634cm" svg:y="5.781cm" style:legend-expansion="high" chart:style-name="ch2"/>
        <chart:plot-area chart:style-name="ch3" table:cell-range-address="comprehend.A1:comprehend.B142" svg:x="0.38cm" svg:y="0.253cm" svg:width="15.874cm" svg:height="12.153cm">
          <chartooo:coordinate-region svg:x="1.372cm" svg:y="0.452cm" svg:width="14.882cm" svg:height="11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rehend.B1:comprehend.B142" chart:class="chart:area">
            <chart:data-point chart:repeated="142"/>
          </chart:series>
          <chart:series chart:style-name="ch7" chart:values-cell-range-address="comprehend.A1:comprehend.A142" chart:class="chart:area"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omprehend.B1:comprehend.B142</svg:desc>
                </draw:g>
              </table:table-cell>
              <table:table-cell office:value-type="float" office:value="2">
                <text:p>2</text:p>
                <draw:g>
                  <svg:desc>comprehend.A1:comprehend.A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">
                <text:p>1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">
                <text:p>1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">
                <text:p>13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">
                <text:p>13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1">
                <text:p>21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6">
                <text:p>22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7">
                <text:p>2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8">
                <text:p>24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6">
                <text:p>25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0">
                <text:p>2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">
                <text:p>28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">
                <text:p>28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8">
                <text:p>28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2">
                <text:p>29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">
                <text:p>30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1">
                <text:p>30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">
                <text:p>30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7">
                <text:p>30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9">
                <text:p>31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0">
                <text:p>33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5">
                <text:p>34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4">
                <text:p>36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">
                <text:p>38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7">
                <text:p>38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2">
                <text:p>40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6">
                <text:p>42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1">
                <text:p>45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2">
                <text:p>45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4">
                <text:p>4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6">
                <text:p>48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7">
                <text:p>48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6">
                <text:p>50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1">
                <text:p>51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5">
                <text:p>51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7">
                <text:p>51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8">
                <text:p>53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9">
                <text:p>53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6">
                <text:p>56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1">
                <text:p>59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4">
                <text:p>59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6">
                <text:p>61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0">
                <text:p>63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9">
                <text:p>63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9">
                <text:p>63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6">
                <text:p>64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2">
                <text:p>68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5">
                <text:p>68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8">
                <text:p>69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0">
                <text:p>70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2">
                <text:p>71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8">
                <text:p>71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4">
                <text:p>724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4">
                <text:p>73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7">
                <text:p>737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9">
                <text:p>74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3">
                <text:p>75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6">
                <text:p>75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2">
                <text:p>76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4">
                <text:p>76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6">
                <text:p>76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9">
                <text:p>76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4">
                <text:p>77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6">
                <text:p>78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6">
                <text:p>78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9">
                <text:p>80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4">
                <text:p>864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6">
                <text:p>86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6">
                <text:p>866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6">
                <text:p>86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6">
                <text:p>86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6">
                <text:p>866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66">
                <text:p>86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6">
                <text:p>86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6">
                <text:p>86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66">
                <text:p>86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6">
                <text:p>86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6">
                <text:p>86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0">
                <text:p>87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7">
                <text:p>88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0">
                <text:p>89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0">
                <text:p>89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3">
                <text:p>89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5">
                <text:p>89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6">
                <text:p>89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0">
                <text:p>90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02">
                <text:p>90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02">
                <text:p>90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9">
                <text:p>90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12">
                <text:p>91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12">
                <text:p>91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39">
                <text:p>93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5">
                <text:p>94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1">
                <text:p>96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3">
                <text:p>97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86">
                <text:p>98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7">
                <text:p>99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8">
                <text:p>1008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3">
                <text:p>101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4">
                <text:p>101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4">
                <text:p>102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5">
                <text:p>103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36">
                <text:p>103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7">
                <text:p>1057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61">
                <text:p>106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61">
                <text:p>106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67">
                <text:p>1067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73">
                <text:p>107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73">
                <text:p>107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88">
                <text:p>1088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29cm" svg:height="12.659cm" xlink:href=".." xlink:type="simple" chart:class="chart:area" chart:column-mapping="1 0" chart:style-name="ch1">
        <chart:legend chart:legend-position="end" svg:x="16.634cm" svg:y="5.781cm" style:legend-expansion="high" chart:style-name="ch2"/>
        <chart:plot-area chart:style-name="ch3" table:cell-range-address="longreads.A1:longreads.B137" svg:x="0.38cm" svg:y="0.253cm" svg:width="15.874cm" svg:height="12.153cm">
          <chartooo:coordinate-region svg:x="1.187cm" svg:y="0.452cm" svg:width="15.067cm" svg:height="11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ngreads.B1:longreads.B137" chart:class="chart:area">
            <chart:data-point chart:repeated="137"/>
          </chart:series>
          <chart:series chart:style-name="ch7" chart:values-cell-range-address="longreads.A1:longreads.A137" chart:class="chart:area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ongreads.B1:longreads.B137</svg:desc>
                </draw:g>
              </table:table-cell>
              <table:table-cell office:value-type="float" office:value="3">
                <text:p>3</text:p>
                <draw:g>
                  <svg:desc>longreads.A1:longreads.A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">
                <text:p>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22cm" svg:height="14.876cm" xlink:href=".." xlink:type="simple" chart:class="chart:area" chart:column-mapping="1 0" chart:style-name="ch1">
        <chart:legend chart:legend-position="end" svg:x="16.927cm" svg:y="6.89cm" style:legend-expansion="high" chart:style-name="ch2"/>
        <chart:plot-area chart:style-name="ch3" table:cell-range-address="routes.A1:routes.B142" svg:x="0.386cm" svg:y="0.297cm" svg:width="16.155cm" svg:height="14.282cm">
          <chartooo:coordinate-region svg:x="1.378cm" svg:y="0.496cm" svg:width="15.163cm" svg:height="13.1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utes.B1:routes.B142" chart:class="chart:area">
            <chart:data-point chart:repeated="142"/>
          </chart:series>
          <chart:series chart:style-name="ch7" chart:values-cell-range-address="routes.A1:routes.A142" chart:class="chart:area"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outes.B1:routes.B142</svg:desc>
                </draw:g>
              </table:table-cell>
              <table:table-cell office:value-type="float" office:value="1">
                <text:p>1</text:p>
                <draw:g>
                  <svg:desc>routes.A1:routes.A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">
                <text:p>1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">
                <text:p>1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">
                <text:p>15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">
                <text:p>1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">
                <text:p>16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1">
                <text:p>18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">
                <text:p>18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">
                <text:p>21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">
                <text:p>22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1">
                <text:p>22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5">
                <text:p>2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7">
                <text:p>24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">
                <text:p>24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">
                <text:p>2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">
                <text:p>2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0">
                <text:p>2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7">
                <text:p>25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">
                <text:p>25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">
                <text:p>25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1">
                <text:p>26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1">
                <text:p>26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1">
                <text:p>26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1">
                <text:p>26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">
                <text:p>26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1">
                <text:p>2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4">
                <text:p>26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">
                <text:p>26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3">
                <text:p>28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5">
                <text:p>28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9">
                <text:p>28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9">
                <text:p>28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">
                <text:p>28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1">
                <text:p>29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2">
                <text:p>31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4">
                <text:p>31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">
                <text:p>33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2">
                <text:p>33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1">
                <text:p>34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6">
                <text:p>36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7">
                <text:p>36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1">
                <text:p>37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1">
                <text:p>37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3">
                <text:p>37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6">
                <text:p>37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6">
                <text:p>37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6">
                <text:p>38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0">
                <text:p>39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4">
                <text:p>39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4">
                <text:p>40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">
                <text:p>40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1">
                <text:p>43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3">
                <text:p>44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8">
                <text:p>44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9">
                <text:p>44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1">
                <text:p>46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8">
                <text:p>46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9">
                <text:p>46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7">
                <text:p>48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0">
                <text:p>49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3">
                <text:p>4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4">
                <text:p>4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4">
                <text:p>4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">
                <text:p>4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8">
                <text:p>49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">
                <text:p>50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3">
                <text:p>50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5">
                <text:p>59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5">
                <text:p>59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3">
                <text:p>60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7">
                <text:p>63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9">
                <text:p>6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7">
                <text:p>65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0">
                <text:p>66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2">
                <text:p>66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9">
                <text:p>66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2">
                <text:p>67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5">
                <text:p>67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5">
                <text:p>67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0">
                <text:p>70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9">
                <text:p>719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0">
                <text:p>72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0">
                <text:p>72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0">
                <text:p>72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0">
                <text:p>72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2">
                <text:p>72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8">
                <text:p>72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7">
                <text:p>73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8">
                <text:p>73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2">
                <text:p>74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3">
                <text:p>74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7">
                <text:p>74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0">
                <text:p>7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7">
                <text:p>757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5">
                <text:p>76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5">
                <text:p>76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6">
                <text:p>77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78">
                <text:p>77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2">
                <text:p>78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2">
                <text:p>78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2">
                <text:p>78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4">
                <text:p>78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7">
                <text:p>78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3">
                <text:p>79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7">
                <text:p>80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2">
                <text:p>81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22cm" svg:height="14.876cm" xlink:href=".." xlink:type="simple" chart:class="chart:area" chart:column-mapping="1 0" chart:style-name="ch1">
        <chart:legend chart:legend-position="end" svg:x="16.927cm" svg:y="6.89cm" style:legend-expansion="high" chart:style-name="ch2"/>
        <chart:plot-area chart:style-name="ch3" table:cell-range-address="cats.A1:cats.B142" svg:x="0.386cm" svg:y="0.297cm" svg:width="16.155cm" svg:height="14.282cm">
          <chartooo:coordinate-region svg:x="1.193cm" svg:y="0.497cm" svg:width="15.348cm" svg:height="13.1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ts.B1:cats.B142" chart:class="chart:area">
            <chart:data-point chart:repeated="142"/>
          </chart:series>
          <chart:series chart:style-name="ch7" chart:values-cell-range-address="cats.A1:cats.A142" chart:class="chart:area"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cats.B1:cats.B142</svg:desc>
                </draw:g>
              </table:table-cell>
              <table:table-cell office:value-type="float" office:value="4">
                <text:p>4</text:p>
                <draw:g>
                  <svg:desc>cats.A1:cats.A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">
                <text:p>14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">
                <text:p>14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">
                <text:p>1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">
                <text:p>1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">
                <text:p>1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">
                <text:p>15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9">
                <text:p>15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8">
                <text:p>1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4">
                <text:p>17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4">
                <text:p>17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2">
                <text:p>1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4">
                <text:p>18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4">
                <text:p>18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3">
                <text:p>20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">
                <text:p>25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5">
                <text:p>2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5">
                <text:p>2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5">
                <text:p>2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7">
                <text:p>26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9">
                <text:p>26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0">
                <text:p>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0">
                <text:p>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">
                <text:p>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9">
                <text:p>27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">
                <text:p>28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">
                <text:p>29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2">
                <text:p>31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3">
                <text:p>31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4">
                <text:p>31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9">
                <text:p>31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1">
                <text:p>32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4">
                <text:p>32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8">
                <text:p>33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1">
                <text:p>34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6">
                <text:p>35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6">
                <text:p>35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1">
                <text:p>36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5">
                <text:p>36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0">
                <text:p>38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">
                <text:p>38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3">
                <text:p>38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1">
                <text:p>39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1">
                <text:p>39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0">
                <text:p>4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8">
                <text:p>40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3">
                <text:p>4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3">
                <text:p>4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3">
                <text:p>4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3">
                <text:p>4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4">
                <text:p>41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4">
                <text:p>41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4">
                <text:p>41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4">
                <text:p>41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4">
                <text:p>41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4">
                <text:p>41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5">
                <text:p>41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5">
                <text:p>41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2">
                <text:p>42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6">
                <text:p>42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9">
                <text:p>42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9">
                <text:p>42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9">
                <text:p>42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9">
                <text:p>42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9">
                <text:p>42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9">
                <text:p>42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3">
                <text:p>43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5">
                <text:p>4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6">
                <text:p>43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2">
                <text:p>44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9">
                <text:p>44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4">
                <text:p>45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2">
                <text:p>46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6">
                <text:p>46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8">
                <text:p>46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1">
                <text:p>47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2">
                <text:p>47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8">
                <text:p>47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9">
                <text:p>48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3">
                <text:p>49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4">
                <text:p>49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4">
                <text:p>49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4">
                <text:p>49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7">
                <text:p>49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">
                <text:p>497</text:p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22cm" svg:height="14.876cm" xlink:href=".." xlink:type="simple" chart:class="chart:area" chart:style-name="ch1">
        <chart:legend chart:legend-position="end" svg:x="16.927cm" svg:y="6.89cm" style:legend-expansion="high" chart:style-name="ch2"/>
        <chart:plot-area chart:style-name="ch3" table:cell-range-address="music.A1:music.B142" svg:x="0.386cm" svg:y="0.297cm" svg:width="16.155cm" svg:height="14.282cm">
          <chartooo:coordinate-region svg:x="1.193cm" svg:y="0.496cm" svg:width="15.348cm" svg:height="13.1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sic.A1:music.A142" chart:class="chart:area">
            <chart:data-point chart:repeated="142"/>
          </chart:series>
          <chart:series chart:style-name="ch7" chart:values-cell-range-address="music.B1:music.B142" chart:class="chart:area"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music.A1:music.A142</svg:desc>
                </draw:g>
              </table:table-cell>
              <table:table-cell office:value-type="float" office:value="7">
                <text:p>7</text:p>
                <draw:g>
                  <svg:desc>music.B1:music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">
                <text:p>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">
                <text:p>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">
                <text:p>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">
                <text:p>8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">
                <text:p>8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">
                <text:p>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">
                <text:p>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">
                <text:p>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">
                <text:p>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">
                <text:p>8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">
                <text:p>8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">
                <text:p>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">
                <text:p>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">
                <text:p>1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4">
                <text:p>13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4">
                <text:p>13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7">
                <text:p>1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3">
                <text:p>1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3">
                <text:p>1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">
                <text:p>1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5">
                <text:p>1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5">
                <text:p>1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3">
                <text:p>15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">
                <text:p>1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">
                <text:p>16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2">
                <text:p>16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">
                <text:p>1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">
                <text:p>16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">
                <text:p>16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">
                <text:p>16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">
                <text:p>16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">
                <text:p>17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">
                <text:p>17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3">
                <text:p>17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3">
                <text:p>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4">
                <text:p>1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4">
                <text:p>1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">
                <text:p>17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">
                <text:p>17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">
                <text:p>17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7">
                <text:p>17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7">
                <text:p>17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5">
                <text:p>18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2">
                <text:p>19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2">
                <text:p>19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4">
                <text:p>19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4">
                <text:p>19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4">
                <text:p>19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4">
                <text:p>19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4">
                <text:p>19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4">
                <text:p>19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4">
                <text:p>19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">
                <text:p>2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">
                <text:p>20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3">
                <text:p>20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3">
                <text:p>20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">
                <text:p>20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1">
                <text:p>21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1">
                <text:p>21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4">
                <text:p>2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5">
                <text:p>2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6">
                <text:p>22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6">
                <text:p>22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9">
                <text:p>22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9">
                <text:p>22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9">
                <text:p>22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9">
                <text:p>22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9">
                <text:p>22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9">
                <text:p>22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0">
                <text:p>23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1">
                <text:p>23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1">
                <text:p>231</text:p>
              </table:table-cell>
              <table:table-cell office:value-type="float" office:value="363">
                <text:p>3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22cm" svg:height="14.876cm" xlink:href=".." xlink:type="simple" chart:class="chart:area" chart:style-name="ch1">
        <chart:legend chart:legend-position="end" svg:x="16.927cm" svg:y="6.89cm" style:legend-expansion="high" chart:style-name="ch2"/>
        <chart:plot-area chart:style-name="ch3" table:cell-range-address="memes.A1:memes.B142" svg:x="0.386cm" svg:y="0.297cm" svg:width="16.155cm" svg:height="14.282cm">
          <chartooo:coordinate-region svg:x="1.378cm" svg:y="0.497cm" svg:width="15.163cm" svg:height="13.1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es.A1:memes.A142" chart:class="chart:area">
            <chart:data-point chart:repeated="142"/>
          </chart:series>
          <chart:series chart:style-name="ch7" chart:values-cell-range-address="memes.B1:memes.B142" chart:class="chart:area"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memes.A1:memes.A142</svg:desc>
                </draw:g>
              </table:table-cell>
              <table:table-cell office:value-type="float" office:value="15">
                <text:p>15</text:p>
                <draw:g>
                  <svg:desc>memes.B1:memes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">
                <text:p>1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">
                <text:p>1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">
                <text:p>1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1">
                <text:p>22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1">
                <text:p>25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">
                <text:p>27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">
                <text:p>27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">
                <text:p>27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">
                <text:p>28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">
                <text:p>28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">
                <text:p>28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0">
                <text:p>29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8">
                <text:p>29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8">
                <text:p>29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0">
                <text:p>3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">
                <text:p>30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7">
                <text:p>30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0">
                <text:p>31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5">
                <text:p>32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">
                <text:p>32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6">
                <text:p>32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9">
                <text:p>33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4">
                <text:p>34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4">
                <text:p>35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2">
                <text:p>36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0">
                <text:p>3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5">
                <text:p>37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9">
                <text:p>38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6">
                <text:p>45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0">
                <text:p>47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9">
                <text:p>48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3">
                <text:p>49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1">
                <text:p>50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4">
                <text:p>52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1">
                <text:p>53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1">
                <text:p>54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0">
                <text:p>55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2">
                <text:p>55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9">
                <text:p>55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4">
                <text:p>56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7">
                <text:p>57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0">
                <text:p>59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6">
                <text:p>596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8">
                <text:p>59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6">
                <text:p>60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">
                <text:p>61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2">
                <text:p>62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5">
                <text:p>62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4">
                <text:p>63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2">
                <text:p>65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3">
                <text:p>65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3">
                <text:p>66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9">
                <text:p>669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1">
                <text:p>68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0">
                <text:p>69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4">
                <text:p>69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3">
                <text:p>70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4">
                <text:p>70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9">
                <text:p>70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5">
                <text:p>715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9">
                <text:p>71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5">
                <text:p>72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0">
                <text:p>73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5">
                <text:p>745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9">
                <text:p>759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0">
                <text:p>76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6">
                <text:p>766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7">
                <text:p>767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8">
                <text:p>77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2">
                <text:p>79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2">
                <text:p>79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4">
                <text:p>80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3">
                <text:p>81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3">
                <text:p>81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13">
                <text:p>81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13">
                <text:p>81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3">
                <text:p>81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3">
                <text:p>81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3">
                <text:p>81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3">
                <text:p>81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3">
                <text:p>81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3">
                <text:p>81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13">
                <text:p>81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13">
                <text:p>81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3">
                <text:p>81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14">
                <text:p>814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6">
                <text:p>81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16">
                <text:p>81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1">
                <text:p>83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5">
                <text:p>84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58">
                <text:p>85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1">
                <text:p>86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1">
                <text:p>86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6">
                <text:p>86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9">
                <text:p>879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7">
                <text:p>88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9">
                <text:p>889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10">
                <text:p>91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20">
                <text:p>92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4">
                <text:p>934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0">
                <text:p>95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54">
                <text:p>95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63">
                <text:p>96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65">
                <text:p>96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1">
                <text:p>971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78">
                <text:p>97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82">
                <text:p>98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89">
                <text:p>98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3">
                <text:p>100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10">
                <text:p>101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4">
                <text:p>102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0">
                <text:p>103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33">
                <text:p>103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39">
                <text:p>1039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45">
                <text:p>104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69">
                <text:p>106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5">
                <text:p>1095</text:p>
              </table:table-cell>
              <table:table-cell office:value-type="float" office:value="1041">
                <text:p>10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